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cccccc"/>
    </style:style>
    <style:style style:name="ce41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152.76666666667" calcext:value-type="float">
            <text:p>2.153</text:p>
          </table:table-cell>
          <table:table-cell table:style-name="ce18" office:value-type="float" office:value="18.3997150997151" calcext:value-type="float">
            <text:p>18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663.3" calcext:value-type="float">
            <text:p>1.663</text:p>
          </table:table-cell>
          <table:table-cell table:style-name="ce11" office:value-type="float" office:value="14.590350877193" calcext:value-type="float">
            <text:p>1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783.6666666667" calcext:value-type="float">
            <text:p>19.784</text:p>
          </table:table-cell>
          <table:table-cell table:style-name="ce18" office:value-type="float" office:value="164.863888888889" calcext:value-type="float">
            <text:p>165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30331.7666666667" calcext:value-type="float">
            <text:p>30.332</text:p>
          </table:table-cell>
          <table:table-cell table:style-name="ce19" office:value-type="float" office:value="244.611021505376" calcext:value-type="float">
            <text:p>2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377.060606060606" calcext:value-type="float">
            <text:p>377</text:p>
          </table:table-cell>
          <table:table-cell table:style-name="ce18" office:value-type="float" office:value="3.19542886492039" calcext:value-type="float">
            <text:p>3</text:p>
          </table:table-cell>
          <table:table-cell table:style-name="ce25" table:formula="of:=IF([.C2]&gt;[.C6]; ((1-([.C6]/[.C2]))*100) ; (([.C6]/[.C2])*100)-100 )" office:value-type="float" office:value="82.4848362853721" calcext:value-type="float">
            <text:p>82,48</text:p>
          </table:table-cell>
          <table:table-cell table:formula="of:=IF([.C2]&gt;[.C6];&quot;-&quot;; &quot;+&quot;)" office:value-type="string" office:string-value="-" calcext:value-type="string">
            <text:p>-</text:p>
          </table:table-cell>
          <table:table-cell table:style-name="ce35" table:formula="of:=IF([.D2]&gt;[.D6]; ((1-([.D6]/[.D2]))*100) ; (([.D6]/[.D2])*100)-100 )" office:value-type="float" office:value="82.633269876174" calcext:value-type="float">
            <text:p>82,63</text:p>
          </table:table-cell>
          <table:table-cell table:formula="of:=IF([.D2]&gt;[.D6];&quot;-&quot;; &quot;+&quot;)" office:value-type="string" office:string-value="-" calcext:value-type="string">
            <text:p>-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355.454545454546" calcext:value-type="float">
            <text:p>355</text:p>
          </table:table-cell>
          <table:table-cell table:style-name="ce11" office:value-type="float" office:value="3.01232665639445" calcext:value-type="float">
            <text:p>3</text:p>
          </table:table-cell>
          <table:table-cell table:style-name="ce26" table:formula="of:=IF([.C3]&gt;[.C7]; ((1-([.C7]/[.C3]))*100) ; (([.C7]/[.C3])*100)-100 )" office:value-type="float" office:value="78.6295589818706" calcext:value-type="float">
            <text:p>78,63</text:p>
          </table:table-cell>
          <table:table-cell table:style-name="ce31" table:formula="of:=IF([.C3]&gt;[.C7];&quot;-&quot;; &quot;+&quot;)" office:value-type="string" office:string-value="-" calcext:value-type="string">
            <text:p>-</text:p>
          </table:table-cell>
          <table:table-cell table:style-name="ce36" table:formula="of:=IF([.D3]&gt;[.D7]; ((1-([.D7]/[.D3]))*100) ; (([.D7]/[.D3])*100)-100 )" office:value-type="float" office:value="79.3539807112988" calcext:value-type="float">
            <text:p>79,35</text:p>
          </table:table-cell>
          <table:table-cell table:style-name="ce31" table:formula="of:=IF([.D3]&gt;[.D7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965.8181818182" calcext:value-type="float">
            <text:p>19.966</text:p>
          </table:table-cell>
          <table:table-cell table:style-name="ce18" office:value-type="float" office:value="169.201848998459" calcext:value-type="float">
            <text:p>169</text:p>
          </table:table-cell>
          <table:table-cell table:style-name="ce25" table:formula="of:=IF([.C4]&gt;[.C8]; ((1-([.C8]/[.C4]))*100) ; (([.C8]/[.C4])*100)-100 )" office:value-type="float" office:value="0.920716660973682" calcext:value-type="float">
            <text:p>0,92</text:p>
          </table:table-cell>
          <table:table-cell table:formula="of:=IF([.C4]&gt;[.C8];&quot;-&quot;; &quot;+&quot;)" office:value-type="string" office:string-value="+" calcext:value-type="string">
            <text:p>+</text:p>
          </table:table-cell>
          <table:table-cell table:style-name="ce35" table:formula="of:=IF([.D4]&gt;[.D8]; ((1-([.D8]/[.D4]))*100) ; (([.D8]/[.D4])*100)-100 )" office:value-type="float" office:value="2.63123728234605" calcext:value-type="float">
            <text:p>2,63</text:p>
          </table:table-cell>
          <table:table-cell table:formula="of:=IF([.D4]&gt;[.D8];&quot;-&quot;; &quot;+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050" calcext:value-type="float">
            <text:p>10.050</text:p>
          </table:table-cell>
          <table:table-cell table:style-name="ce19" office:value-type="float" office:value="85.1694915254237" calcext:value-type="float">
            <text:p>85</text:p>
          </table:table-cell>
          <table:table-cell table:style-name="ce26" table:formula="of:=IF([.C5]&gt;[.C9]; ((1-([.C9]/[.C5]))*100) ; (([.C9]/[.C5])*100)-100 )" office:value-type="float" office:value="66.8664205733703" calcext:value-type="float">
            <text:p>66,87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65.1816622974399" calcext:value-type="float">
            <text:p>65,18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552368.6" calcext:value-type="float">
            <text:p>1.552.369</text:p>
          </table:table-cell>
          <table:table-cell table:style-name="ce11" office:value-type="float" office:value="12519.1016129032" calcext:value-type="float">
            <text:p>12.51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316751.3333333" calcext:value-type="float">
            <text:p>20.316.751</text:p>
          </table:table-cell>
          <table:table-cell table:style-name="ce11" office:value-type="float" office:value="163844.768817204" calcext:value-type="float">
            <text:p>163.8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255996.636363637" calcext:value-type="float">
            <text:p>255.997</text:p>
          </table:table-cell>
          <table:table-cell table:style-name="ce19" office:value-type="float" office:value="2169.46302003082" calcext:value-type="float">
            <text:p>2.169</text:p>
          </table:table-cell>
          <table:table-cell table:style-name="ce26" table:formula="of:=IF([.C14]&gt;[.C18]; ((1-([.C18]/[.C14]))*100) ; (([.C18]/[.C14])*100)-100 )" office:value-type="float" office:value="83.5092879124432" calcext:value-type="float">
            <text:p>83,51</text:p>
          </table:table-cell>
          <table:table-cell table:style-name="ce31" table:formula="of:=IF([.C14]&gt;[.C18];&quot;-&quot;; &quot;+&quot;)" office:value-type="string" office:string-value="-" calcext:value-type="string">
            <text:p>-</text:p>
          </table:table-cell>
          <table:table-cell table:style-name="ce36" table:formula="of:=IF([.D14]&gt;[.D18]; ((1-([.D18]/[.D14]))*100) ; (([.D18]/[.D14])*100)-100 )" office:value-type="float" office:value="82.6707771283301" calcext:value-type="float">
            <text:p>82,67</text:p>
          </table:table-cell>
          <table:table-cell table:style-name="ce31" table:formula="of:=IF([.D14]&gt;[.D18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307253" calcext:value-type="float">
            <text:p>307.253</text:p>
          </table:table-cell>
          <table:table-cell table:style-name="ce13" office:value-type="float" office:value="2603.83898305085" calcext:value-type="float">
            <text:p>2.604</text:p>
          </table:table-cell>
          <table:table-cell table:style-name="ce27" table:formula="of:=IF([.C15]&gt;[.C19]; ((1-([.C19]/[.C15]))*100) ; (([.C19]/[.C15])*100)-100 )" office:value-type="float" office:value="79.9398717809603" calcext:value-type="float">
            <text:p>79,94</text:p>
          </table:table-cell>
          <table:table-cell table:style-name="ce32" table:formula="of:=IF([.C15]&gt;[.C19];&quot;-&quot;; &quot;+&quot;)" office:value-type="string" office:string-value="-" calcext:value-type="string">
            <text:p>-</text:p>
          </table:table-cell>
          <table:table-cell table:style-name="ce37" table:formula="of:=IF([.D15]&gt;[.D19]; ((1-([.D19]/[.D15]))*100) ; (([.D19]/[.D15])*100)-100 )" office:value-type="float" office:value="78.9198652613481" calcext:value-type="float">
            <text:p>78,92</text:p>
          </table:table-cell>
          <table:table-cell table:style-name="ce32" table:formula="of:=IF([.D15]&gt;[.D19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689050.0606061" calcext:value-type="float">
            <text:p>20.689.050</text:p>
          </table:table-cell>
          <table:table-cell table:style-name="ce19" office:value-type="float" office:value="175330.932717" calcext:value-type="float">
            <text:p>175.331</text:p>
          </table:table-cell>
          <table:table-cell table:style-name="ce26" table:formula="of:=IF([.C16]&gt;[.C20]; ((1-([.C20]/[.C16]))*100) ; (([.C20]/[.C16])*100)-100 )" office:value-type="float" office:value="1.83247174296994" calcext:value-type="float">
            <text:p>1,83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7.01039403498484" calcext:value-type="float">
            <text:p>7,01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611797.6969697" calcext:value-type="float">
            <text:p>4.611.798</text:p>
          </table:table-cell>
          <table:table-cell table:style-name="ce20" office:value-type="float" office:value="39083.0313302517" calcext:value-type="float">
            <text:p>39.083</text:p>
          </table:table-cell>
          <table:table-cell table:style-name="ce27" table:formula="of:=IF([.C17]&gt;[.C21]; ((1-([.C21]/[.C17]))*100) ; (([.C21]/[.C17])*100)-100 )" office:value-type="float" office:value="68.3328861132124" calcext:value-type="float">
            <text:p>68,33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66.7226938816809" calcext:value-type="float">
            <text:p>66,72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1552368.6" calcext:value-type="float">
            <text:p>1.552.369</text:p>
          </table:table-cell>
          <table:table-cell table:style-name="ce11" table:formula="of:=[.C2]" office:value-type="float" office:value="2152.76666666667" calcext:value-type="float">
            <text:p>2.153</text:p>
          </table:table-cell>
          <table:table-cell table:style-name="ce11" table:formula="of:=[.D14]" office:value-type="float" office:value="12519.1016129032" calcext:value-type="float">
            <text:p>12.519</text:p>
          </table:table-cell>
          <table:table-cell table:style-name="ce11" table:formula="of:=[.D2]" office:value-type="float" office:value="18.3997150997151" calcext:value-type="float">
            <text:p>1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531660.2" calcext:value-type="float">
            <text:p>1.531.660</text:p>
          </table:table-cell>
          <table:table-cell table:style-name="ce10" table:formula="of:=[.C3]" office:value-type="float" office:value="1663.3" calcext:value-type="float">
            <text:p>1.663</text:p>
          </table:table-cell>
          <table:table-cell table:style-name="ce10" table:formula="of:=[.D15]" office:value-type="float" office:value="12352.0983870968" calcext:value-type="float">
            <text:p>12.352</text:p>
          </table:table-cell>
          <table:table-cell table:style-name="ce10" table:formula="of:=[.D3]" office:value-type="float" office:value="14.590350877193" calcext:value-type="float">
            <text:p>1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20316751.3333333" calcext:value-type="float">
            <text:p>20.316.751</text:p>
          </table:table-cell>
          <table:table-cell table:style-name="ce11" table:formula="of:=[.C4]" office:value-type="float" office:value="19783.6666666667" calcext:value-type="float">
            <text:p>19.784</text:p>
          </table:table-cell>
          <table:table-cell table:style-name="ce11" table:formula="of:=[.D16]" office:value-type="float" office:value="163844.768817204" calcext:value-type="float">
            <text:p>163.845</text:p>
          </table:table-cell>
          <table:table-cell table:style-name="ce11" table:formula="of:=[.D4]" office:value-type="float" office:value="164.863888888889" calcext:value-type="float">
            <text:p>16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4563366" calcext:value-type="float">
            <text:p>14.563.366</text:p>
          </table:table-cell>
          <table:table-cell table:style-name="ce10" table:formula="of:=[.C5]" office:value-type="float" office:value="30331.7666666667" calcext:value-type="float">
            <text:p>30.332</text:p>
          </table:table-cell>
          <table:table-cell table:style-name="ce10" table:formula="of:=[.D17]" office:value-type="float" office:value="117446.5" calcext:value-type="float">
            <text:p>117.447</text:p>
          </table:table-cell>
          <table:table-cell table:style-name="ce10" table:formula="of:=[.D5]" office:value-type="float" office:value="244.611021505376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255996.636363637" calcext:value-type="float">
            <text:p>255.997</text:p>
          </table:table-cell>
          <table:table-cell table:style-name="ce19" table:formula="of:=[.C6]" office:value-type="float" office:value="377.060606060606" calcext:value-type="float">
            <text:p>377</text:p>
          </table:table-cell>
          <table:table-cell table:style-name="ce11" table:formula="of:=[.D18]" office:value-type="float" office:value="2169.46302003082" calcext:value-type="float">
            <text:p>2.169</text:p>
          </table:table-cell>
          <table:table-cell table:style-name="ce11" table:formula="of:=[.D6]" office:value-type="float" office:value="3.19542886492039" calcext:value-type="float">
            <text:p>3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307253" calcext:value-type="float">
            <text:p>307.253</text:p>
          </table:table-cell>
          <table:table-cell table:style-name="ce10" table:formula="of:=[.C7]" office:value-type="float" office:value="355.454545454546" calcext:value-type="float">
            <text:p>355</text:p>
          </table:table-cell>
          <table:table-cell table:style-name="ce10" table:formula="of:=[.D19]" office:value-type="float" office:value="2603.83898305085" calcext:value-type="float">
            <text:p>2.604</text:p>
          </table:table-cell>
          <table:table-cell table:style-name="ce10" table:formula="of:=[.D7]" office:value-type="float" office:value="3.01232665639445" calcext:value-type="float">
            <text:p>3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689050.0606061" calcext:value-type="float">
            <text:p>20.689.050</text:p>
          </table:table-cell>
          <table:table-cell table:style-name="ce19" table:formula="of:=[.C8]" office:value-type="float" office:value="19965.8181818182" calcext:value-type="float">
            <text:p>19.966</text:p>
          </table:table-cell>
          <table:table-cell table:style-name="ce11" table:formula="of:=[.D20]" office:value-type="float" office:value="175330.932717" calcext:value-type="float">
            <text:p>175.331</text:p>
          </table:table-cell>
          <table:table-cell table:style-name="ce11" table:formula="of:=[.D8]" office:value-type="float" office:value="169.201848998459" calcext:value-type="float">
            <text:p>169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611797.6969697" calcext:value-type="float">
            <text:p>4.611.798</text:p>
          </table:table-cell>
          <table:table-cell table:style-name="ce18" table:formula="of:=[.C9]" office:value-type="float" office:value="10050" calcext:value-type="float">
            <text:p>10.050</text:p>
          </table:table-cell>
          <table:table-cell table:style-name="ce10" table:formula="of:=[.D21]" office:value-type="float" office:value="39083.0313302517" calcext:value-type="float">
            <text:p>39.083</text:p>
          </table:table-cell>
          <table:table-cell table:style-name="ce10" table:formula="of:=[.D9]" office:value-type="float" office:value="85.1694915254237" calcext:value-type="float">
            <text:p>85</text:p>
          </table:table-cell>
          <table:table-cell table:style-name="ce35" table:formula="of:=IF([.C$33]&gt;[.C$34]; ((1-([.C$34]/[.C$33]))*100) ; (([.C$34]/[.C$33])*100)-100 )" office:value-type="float" office:value="77.7089925179745" calcext:value-type="float">
            <text:p>77,71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49.663971150694" calcext:value-type="float">
            <text:p>49,66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77.7089925179744" calcext:value-type="float">
            <text:p>77,71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49.6639711506939" calcext:value-type="float">
            <text:p>49,66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-" calcext:value-type="string">
            <text:p>-</text:p>
          </table:table-cell>
          <table:table-cell table:style-name="ce22" table:formula="of:=[Pkts.E18]" office:value-type="float" office:value="83.5092879124432" calcext:value-type="float">
            <text:p>83,51</text:p>
          </table:table-cell>
          <table:table-cell table:style-name="ce28" table:formula="of:=[Pkts.F6]" office:value-type="string" office:string-value="-" calcext:value-type="string">
            <text:p>-</text:p>
          </table:table-cell>
          <table:table-cell table:style-name="ce33" table:formula="of:=[Pkts.E6]" office:value-type="float" office:value="82.4848362853721" calcext:value-type="float">
            <text:p>82,48</text:p>
          </table:table-cell>
          <table:table-cell table:style-name="ce28" table:formula="of:=[Pkts.H18]" office:value-type="string" office:string-value="-" calcext:value-type="string">
            <text:p>-</text:p>
          </table:table-cell>
          <table:table-cell table:style-name="ce22" table:formula="of:=[Pkts.G18]" office:value-type="float" office:value="82.6707771283301" calcext:value-type="float">
            <text:p>82,67</text:p>
          </table:table-cell>
          <table:table-cell table:style-name="ce28" table:formula="of:=[Pkts.H6]" office:value-type="string" office:string-value="-" calcext:value-type="string">
            <text:p>-</text:p>
          </table:table-cell>
          <table:table-cell table:style-name="ce33" table:formula="of:=[Pkts.G6]" office:value-type="float" office:value="82.633269876174" calcext:value-type="float">
            <text:p>82,63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-" calcext:value-type="string">
            <text:p>-</text:p>
          </table:table-cell>
          <table:table-cell table:style-name="ce23" table:formula="of:=[Pkts.E19]" office:value-type="float" office:value="79.9398717809603" calcext:value-type="float">
            <text:p>79,94</text:p>
          </table:table-cell>
          <table:table-cell table:style-name="ce29" table:formula="of:=[Pkts.F7]" office:value-type="string" office:string-value="-" calcext:value-type="string">
            <text:p>-</text:p>
          </table:table-cell>
          <table:table-cell table:style-name="ce34" table:formula="of:=[Pkts.E7]" office:value-type="float" office:value="78.6295589818706" calcext:value-type="float">
            <text:p>78,63</text:p>
          </table:table-cell>
          <table:table-cell table:style-name="ce29" table:formula="of:=[Pkts.H19]" office:value-type="string" office:string-value="-" calcext:value-type="string">
            <text:p>-</text:p>
          </table:table-cell>
          <table:table-cell table:style-name="ce38" table:formula="of:=[Pkts.G19]" office:value-type="float" office:value="78.9198652613481" calcext:value-type="float">
            <text:p>78,92</text:p>
          </table:table-cell>
          <table:table-cell table:style-name="ce29" table:formula="of:=[Pkts.H7]" office:value-type="string" office:string-value="-" calcext:value-type="string">
            <text:p>-</text:p>
          </table:table-cell>
          <table:table-cell table:style-name="ce34" table:formula="of:=[Pkts.G7]" office:value-type="float" office:value="79.3539807112988" calcext:value-type="float">
            <text:p>79,3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1.83247174296994" calcext:value-type="float">
            <text:p>1,83</text:p>
          </table:table-cell>
          <table:table-cell table:style-name="ce28" table:formula="of:=[Pkts.F8]" office:value-type="string" office:string-value="+" calcext:value-type="string">
            <text:p>+</text:p>
          </table:table-cell>
          <table:table-cell table:style-name="ce33" table:formula="of:=[Pkts.E8]" office:value-type="float" office:value="0.920716660973682" calcext:value-type="float">
            <text:p>0,92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float" office:value="7.01039403498484" calcext:value-type="float">
            <text:p>7,01</text:p>
          </table:table-cell>
          <table:table-cell table:style-name="ce28" table:formula="of:=[Pkts.H8]" office:value-type="string" office:string-value="+" calcext:value-type="string">
            <text:p>+</text:p>
          </table:table-cell>
          <table:table-cell table:style-name="ce33" table:formula="of:=[Pkts.G8]" office:value-type="float" office:value="2.63123728234605" calcext:value-type="float">
            <text:p>2,63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68.3328861132124" calcext:value-type="float">
            <text:p>68,33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66.8664205733703" calcext:value-type="float">
            <text:p>66,87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8" table:formula="of:=[Pkts.G21]" office:value-type="float" office:value="66.7226938816809" calcext:value-type="float">
            <text:p>66,72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65.1816622974399" calcext:value-type="float">
            <text:p>65,18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"/>
        <table:table-column table:style-name="co5" table:default-cell-style-name="ce3"/>
        <table:table-column table:style-name="co5" table:default-cell-style-name="ce11"/>
        <table:table-column table:style-name="co5" table:default-cell-style-name="ce10"/>
        <table:table-column table:style-name="co5" table:number-columns-repeated="2" table:default-cell-style-name="ce11"/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552368.6" calcext:value-type="float">
            <text:p>1.552.369</text:p>
          </table:table-cell>
          <table:table-cell table:style-name="ce11" office:value-type="float" office:value="2152.76666666667" calcext:value-type="float">
            <text:p>2.153</text:p>
          </table:table-cell>
          <table:table-cell office:value-type="float" office:value="12519.1016129032" calcext:value-type="float">
            <text:p>12.519</text:p>
          </table:table-cell>
          <table:table-cell office:value-type="float" office:value="18.3997150997151" calcext:value-type="float">
            <text:p>1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office:value-type="float" office:value="1663.3" calcext:value-type="float">
            <text:p>1.663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10" office:value-type="float" office:value="14.590350877193" calcext:value-type="float">
            <text:p>1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316751.3333333" calcext:value-type="float">
            <text:p>20.316.751</text:p>
          </table:table-cell>
          <table:table-cell table:style-name="ce11" office:value-type="float" office:value="19783.6666666667" calcext:value-type="float">
            <text:p>19.784</text:p>
          </table:table-cell>
          <table:table-cell office:value-type="float" office:value="163844.768817204" calcext:value-type="float">
            <text:p>163.845</text:p>
          </table:table-cell>
          <table:table-cell office:value-type="float" office:value="164.863888888889" calcext:value-type="float">
            <text:p>16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office:value-type="float" office:value="30331.7666666667" calcext:value-type="float">
            <text:p>30.332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10" office:value-type="float" office:value="244.611021505376" calcext:value-type="float">
            <text:p>24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255996.636363637" calcext:value-type="float">
            <text:p>255.997</text:p>
          </table:table-cell>
          <table:table-cell table:style-name="ce19" office:value-type="float" office:value="377.060606060606" calcext:value-type="float">
            <text:p>377</text:p>
          </table:table-cell>
          <table:table-cell office:value-type="float" office:value="2169.46302003082" calcext:value-type="float">
            <text:p>2.169</text:p>
          </table:table-cell>
          <table:table-cell office:value-type="float" office:value="3.19542886492039" calcext:value-type="float">
            <text:p>3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307253" calcext:value-type="float">
            <text:p>307.253</text:p>
          </table:table-cell>
          <table:table-cell office:value-type="float" office:value="355.454545454546" calcext:value-type="float">
            <text:p>355</text:p>
          </table:table-cell>
          <table:table-cell table:style-name="ce10" office:value-type="float" office:value="2603.83898305085" calcext:value-type="float">
            <text:p>2.604</text:p>
          </table:table-cell>
          <table:table-cell table:style-name="ce10" office:value-type="float" office:value="3.01232665639445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689050.0606061" calcext:value-type="float">
            <text:p>20.689.050</text:p>
          </table:table-cell>
          <table:table-cell table:style-name="ce19" office:value-type="float" office:value="19965.8181818182" calcext:value-type="float">
            <text:p>19.966</text:p>
          </table:table-cell>
          <table:table-cell office:value-type="float" office:value="175330.932717" calcext:value-type="float">
            <text:p>175.331</text:p>
          </table:table-cell>
          <table:table-cell office:value-type="float" office:value="169.201848998459" calcext:value-type="float">
            <text:p>169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4611797.6969697" calcext:value-type="float">
            <text:p>4.611.798</text:p>
          </table:table-cell>
          <table:table-cell table:style-name="ce18" office:value-type="float" office:value="10050" calcext:value-type="float">
            <text:p>10.050</text:p>
          </table:table-cell>
          <table:table-cell table:style-name="ce10" office:value-type="float" office:value="39083.0313302517" calcext:value-type="float">
            <text:p>39.083</text:p>
          </table:table-cell>
          <table:table-cell table:style-name="ce10" office:value-type="float" office:value="85.1694915254237" calcext:value-type="float">
            <text:p>85</text:p>
          </table:table-cell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-</text:p>
          </table:table-cell>
          <table:table-cell table:style-name="ce22" office:value-type="float" office:value="83.5092879124432" calcext:value-type="float">
            <text:p>83,51</text:p>
          </table:table-cell>
          <table:table-cell office:value-type="string" calcext:value-type="string">
            <text:p>-</text:p>
          </table:table-cell>
          <table:table-cell table:style-name="ce33" office:value-type="float" office:value="82.4848362853721" calcext:value-type="float">
            <text:p>82,48</text:p>
          </table:table-cell>
          <table:table-cell office:value-type="string" calcext:value-type="string">
            <text:p>-</text:p>
          </table:table-cell>
          <table:table-cell office:value-type="float" office:value="82.6707771283301" calcext:value-type="float">
            <text:p>82,67</text:p>
          </table:table-cell>
          <table:table-cell office:value-type="string" calcext:value-type="string">
            <text:p>-</text:p>
          </table:table-cell>
          <table:table-cell office:value-type="float" office:value="82.633269876174" calcext:value-type="float">
            <text:p>82,63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float" office:value="79.9398717809603" calcext:value-type="float">
            <text:p>79,94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78.6295589818706" calcext:value-type="float">
            <text:p>78,63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78.9198652613481" calcext:value-type="float">
            <text:p>78,92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79.3539807112988" calcext:value-type="float">
            <text:p>79,35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1.83247174296994" calcext:value-type="float">
            <text:p>1,83</text:p>
          </table:table-cell>
          <table:table-cell office:value-type="string" calcext:value-type="string">
            <text:p>+</text:p>
          </table:table-cell>
          <table:table-cell table:style-name="ce33" office:value-type="float" office:value="0.920716660973682" calcext:value-type="float">
            <text:p>0,92</text:p>
          </table:table-cell>
          <table:table-cell office:value-type="string" calcext:value-type="string">
            <text:p>+</text:p>
          </table:table-cell>
          <table:table-cell office:value-type="float" office:value="7.01039403498484" calcext:value-type="float">
            <text:p>7,01</text:p>
          </table:table-cell>
          <table:table-cell office:value-type="string" calcext:value-type="string">
            <text:p>+</text:p>
          </table:table-cell>
          <table:table-cell office:value-type="float" office:value="2.63123728234605" calcext:value-type="float">
            <text:p>2,63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68.3328861132124" calcext:value-type="float">
            <text:p>68,33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6.8664205733703" calcext:value-type="float">
            <text:p>66,87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66.7226938816809" calcext:value-type="float">
            <text:p>66,72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5.1816622974399" calcext:value-type="float">
            <text:p>65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0:33:08.523660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2T10:36:16.267716248</dc:date>
    <meta:editing-duration>PT13H3M56S</meta:editing-duration>
    <meta:editing-cycles>46</meta:editing-cycles>
    <meta:generator>LibreOffice/5.1.1.3$Linux_X86_64 LibreOffice_project/89f508ef3ecebd2cfb8e1def0f0ba9a803b88a6d</meta:generator>
    <meta:document-statistic meta:table-count="5" meta:cell-count="548" meta:object-count="0"/>
  </office:meta>
</office:document-meta>
</file>